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936f19" style:font-size-asian="9.10000038146973pt" style:font-weight-asian="normal" style:font-size-complex="9.10000038146973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157fba6" style:font-size-asian="9.10000038146973pt" style:font-weight-asian="normal" style:font-size-complex="9.10000038146973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2c2568" style:font-size-asian="9.10000038146973pt" style:font-weight-asian="normal" style:font-size-complex="9.10000038146973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3565fd" style:font-size-asian="9.10000038146973pt" style:font-weight-asian="normal" style:font-size-complex="9.10000038146973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364902" style:font-size-asian="9.10000038146973pt" style:font-weight-asian="normal" style:font-size-complex="9.10000038146973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4077e8" style:font-size-asian="9.10000038146973pt" style:font-weight-asian="normal" style:font-size-complex="9.10000038146973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57fba6" style:font-size-asian="9.10000038146973pt" style:font-weight-asian="normal" style:font-size-complex="9.10000038146973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63cb2d" style:font-size-asian="9.10000038146973pt" style:font-weight-asian="normal" style:font-size-complex="9.10000038146973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697889" style:font-size-asian="9.10000038146973pt" style:font-weight-asian="normal" style:font-size-complex="9.10000038146973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73b6f2" style:font-size-asian="9.10000038146973pt" style:font-weight-asian="normal" style:font-size-complex="9.10000038146973pt" style:font-weight-complex="normal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2c2568" officeooo:paragraph-rsid="0176100a" style:font-size-asian="9.10000038146973pt" style:font-weight-asian="normal" style:font-size-complex="9.10000038146973pt" style:font-weight-complex="normal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43e583" officeooo:paragraph-rsid="0143e583" style:font-size-asian="9.10000038146973pt" style:font-weight-asian="normal" style:font-size-complex="9.10000038146973pt" style:font-weight-complex="normal"/>
    </style:style>
    <style:style style:name="P15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45da69" officeooo:paragraph-rsid="0145da69" style:font-size-asian="9.10000038146973pt" style:font-weight-asian="normal" style:font-size-complex="9.10000038146973pt" style:font-weight-complex="normal"/>
    </style:style>
    <style:style style:name="P16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45da69" officeooo:paragraph-rsid="0164434e" style:font-size-asian="9.10000038146973pt" style:font-weight-asian="normal" style:font-size-complex="9.10000038146973pt" style:font-weight-complex="normal"/>
    </style:style>
    <style:style style:name="P17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145da69" officeooo:paragraph-rsid="00936f19" style:font-size-asian="9.10000038146973pt" style:font-weight-asian="normal" style:font-size-complex="9.10000038146973pt" style:font-weight-complex="normal"/>
    </style:style>
    <style:style style:name="T1" style:family="text">
      <style:text-properties fo:font-variant="normal" fo:text-transform="none" fo:color="#262626" fo:letter-spacing="normal" style:font-name-asian="apple-system" style:font-size-asian="10.5pt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摘野菜的樂趣</text:h>
      <text:p text:style-name="P1"/>
      <text:p text:style-name="P17"/>
      <text:p text:style-name="P17"><text:span text:style-name="T1">摘野菜</text:span><text:line-break/><text:span text:style-name="T1">不完全是為了胃</text:span><text:line-break/><text:span text:style-name="T1">更是一種生活樂趣</text:span><text:line-break/><text:span text:style-name="T1">水落石枯的溪床</text:span><text:line-break/><text:span text:style-name="T1">山野的風</text:span><text:line-break/><text:span text:style-name="T1">有種似曾相識的歸家感</text:span><text:line-break/><text:span text:style-name="T1">暮春的太陽也熱情剛剛好</text:span><text:line-break/><text:span text:style-name="T1">清新的空氣</text:span><text:line-break/><text:span text:style-name="T1">自由的靈魂</text:span><text:line-break/><text:span text:style-name="T1">都帶著香甜的味道</text:span><text:line-break/><text:span text:style-name="T1">坐在石頭上</text:span><text:line-break/><text:span text:style-name="T1">欣賞著 享受著這一番美景</text:span><text:line-break/><text:span text:style-name="T1">心靈很舒暢</text:span><text:line-break/><text:span text:style-name="T1">像是在享受大自然的按摩</text:span><text:line-break/><text:line-break/><text:span text:style-name="T1">眼前這一番景色</text:span><text:line-break/><text:span text:style-name="T1">讓我想起了故鄉河</text:span><text:line-break/><text:span text:style-name="T1">那裡有太多的生活樂趣</text:span><text:line-break/><text:span text:style-name="T1">釣魚网魚游泳嬉戲</text:span><text:line-break/><text:span text:style-name="T1">走著走著還能意外撿到鴨蛋</text:span><text:line-break/><text:span text:style-name="T1">有些是軟軟的殼</text:span><text:line-break/><text:line-break/><text:span text:style-name="T1">生活的樂趣不都是這樣嗎？</text:span><text:line-break/><text:span text:style-name="T1">總是帶著驚喜</text:span><text:line-break/><text:line-break/><text:span text:style-name="T1">這彎彎曲曲的故鄉河</text:span><text:line-break/><text:span text:style-name="T1">給了我太多樂趣</text:span><text:line-break/><text:span text:style-name="T1">太多回憶</text:span><text:line-break/><text:span text:style-name="T1">她是故鄉的靈魂</text:span><text:line-break/><text:span text:style-name="T1">也給了我不一樣的靈魂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apple-system" svg:font-family="apple-system, BlinkMacSystemFont, 'Segoe UI', 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8-16T09:11:55.915668451</dc:date>
    <meta:editing-duration>PT23H9M5S</meta:editing-duration>
    <meta:editing-cycles>331</meta:editing-cycles>
    <meta:document-statistic meta:table-count="0" meta:image-count="0" meta:object-count="0" meta:page-count="1" meta:paragraph-count="2" meta:word-count="213" meta:character-count="243" meta:non-whitespace-character-count="213"/>
  </office:meta>
</office:document-meta>
</file>